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Times New Roman" svg:font-family="Times New Roman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 fo:color="#008080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color="#008080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Times New Roman" svg:font-family="Times New Roman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20pt" fo:language="fr" fo:country="FR" style:letter-kerning="true" style:font-name-asian="Times New Roman2" style:font-size-asian="20pt" style:language-asian="zh" style:country-asian="CN" style:font-name-complex="Times New Roman2" style:font-size-complex="2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008080" fo:font-weight="bold" style:font-weight-asian="bold"/>
    </style:styl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4-02-08T10:18:22.000</dc:date>
    <meta:generator>PHPWord</meta:generator>
    <meta:initial-creator/>
    <meta:creation-date>2024-02-08T10:18:22.000</meta:creation-date>
    <meta:keyword/>
    <meta:user-defined meta:name="Category"/>
    <meta:user-defined meta:name="Company"/>
    <meta:user-defined meta:name="Manager"/>
  </office:meta>
</office:document-meta>
</file>